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1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25" style:parent-style-name="Policepardéfaut" style:family="text">
      <style:text-properties style:font-name-complex="Arial" fo:language="sv" fo:country="SE" style:language-asian="ja" style:country-asian="JP"/>
    </style:style>
    <style:style style:name="P26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27" style:parent-style-name="Policepardéfaut" style:family="text">
      <style:text-properties style:font-name-complex="Arial" fo:language="sv" fo:country="SE" style:language-asian="ja" style:country-asian="JP"/>
    </style:style>
    <style:style style:name="T28" style:parent-style-name="Policepardéfaut" style:family="text">
      <style:text-properties style:font-name-complex="Arial" fo:language="sv" fo:country="SE" style:language-asian="ja" style:country-asian="JP"/>
    </style:style>
    <style:style style:name="T29" style:parent-style-name="Policepardéfaut" style:family="text">
      <style:text-properties style:font-name-complex="Arial" fo:language="sv" fo:country="SE" style:language-asian="ja" style:country-asian="JP"/>
    </style:style>
    <style:style style:name="P30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31" style:parent-style-name="Policepardéfaut" style:family="text">
      <style:text-properties style:font-name-complex="Arial" fo:language="sv" fo:country="SE" style:language-asian="ja" style:country-asian="JP"/>
    </style:style>
    <style:style style:name="T32" style:parent-style-name="Lienhypertexte" style:family="text">
      <style:text-properties fo:language="en" fo:country="GB"/>
    </style:style>
    <style:style style:name="T33" style:parent-style-name="Policepardéfaut" style:family="text">
      <style:text-properties style:font-name-complex="Arial" fo:language="sv" fo:country="SE" style:language-asian="ja" style:country-asian="JP"/>
    </style:style>
    <style:style style:name="T34" style:parent-style-name="Lienhypertexte" style:family="text">
      <style:text-properties fo:language="en" fo:country="GB"/>
    </style:style>
    <style:style style:name="T35" style:parent-style-name="Lienhypertexte" style:family="text">
      <style:text-properties fo:language="en" fo:country="GB"/>
    </style:style>
    <style:style style:name="T36" style:parent-style-name="Policepardéfaut" style:family="text">
      <style:text-properties style:font-name-complex="Arial" fo:language="sv" fo:country="SE" style:language-asian="ja" style:country-asian="JP"/>
    </style:style>
    <style:style style:name="T37" style:parent-style-name="Lienhypertexte" style:family="text">
      <style:text-properties fo:language="en" fo:country="GB"/>
    </style:style>
    <style:style style:name="P38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39" style:parent-style-name="Policepardéfaut" style:family="text">
      <style:text-properties style:font-name-complex="Arial" fo:language="sv" fo:country="SE" style:language-asian="ja" style:country-asian="JP"/>
    </style:style>
    <style:style style:name="T40" style:parent-style-name="Policepardéfaut" style:family="text">
      <style:text-properties style:font-name-complex="Arial" fo:language="sv" fo:country="SE" style:language-asian="ja" style:country-asian="JP"/>
    </style:style>
    <style:style style:name="T41" style:parent-style-name="Policepardéfaut" style:family="text">
      <style:text-properties style:font-name-complex="Arial" fo:language="sv" fo:country="SE" style:language-asian="ja" style:country-asian="JP"/>
    </style:style>
    <style:style style:name="T42" style:parent-style-name="Policepardéfaut" style:family="text">
      <style:text-properties style:font-name-complex="Arial" fo:language="sv" fo:country="SE" style:language-asian="ja" style:country-asian="JP"/>
    </style:style>
    <style:style style:name="P43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44" style:parent-style-name="Policepardéfaut" style:family="text">
      <style:text-properties style:font-name-complex="Arial" fo:language="sv" fo:country="SE" style:language-asian="ja" style:country-asian="JP"/>
    </style:style>
    <style:style style:name="T45" style:parent-style-name="Policepardéfaut" style:family="text">
      <style:text-properties style:font-name-complex="Arial" fo:language="sv" fo:country="SE" style:language-asian="ja" style:country-asian="JP"/>
    </style:style>
    <style:style style:name="T46" style:parent-style-name="Lienhypertexte" style:family="text">
      <style:text-properties fo:language="fr"/>
    </style:style>
    <style:style style:name="T47" style:parent-style-name="Policepardéfaut" style:family="text">
      <style:text-properties style:font-name-complex="Arial" fo:language="sv" fo:country="SE" style:language-asian="ja" style:country-asian="JP"/>
    </style:style>
    <style:style style:name="T48" style:parent-style-name="Lienhypertexte" style:family="text">
      <style:text-properties fo:language="fr"/>
    </style:style>
    <style:style style:name="T49" style:parent-style-name="Policepardéfaut" style:family="text">
      <style:text-properties style:font-name-complex="Arial" fo:language="sv" fo:country="SE" style:language-asian="ja" style:country-asian="JP"/>
    </style:style>
    <style:style style:name="T50" style:parent-style-name="Lienhypertexte" style:family="text">
      <style:text-properties fo:language="fr"/>
    </style:style>
    <style:style style:name="P51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2" style:parent-style-name="Policepardéfaut" style:family="text">
      <style:text-properties style:font-name-complex="Arial" fo:language="sv" fo:country="SE" style:language-asian="ja" style:country-asian="JP"/>
    </style:style>
    <style:style style:name="T53" style:parent-style-name="Policepardéfaut" style:family="text">
      <style:text-properties style:font-name-complex="Arial" fo:language="sv" fo:country="SE" style:language-asian="ja" style:country-asian="JP"/>
    </style:style>
    <style:style style:name="T54" style:parent-style-name="Policepardéfaut" style:family="text">
      <style:text-properties style:font-name-complex="Arial" fo:language="sv" fo:country="SE" style:language-asian="ja" style:country-asian="JP"/>
    </style:style>
    <style:style style:name="T55" style:parent-style-name="Policepardéfaut" style:family="text">
      <style:text-properties style:font-name-complex="Arial" fo:language="sv" fo:country="SE" style:language-asian="ja" style:country-asian="JP"/>
    </style:style>
    <style:style style:name="P5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7" style:parent-style-name="Policepardéfaut" style:family="text">
      <style:text-properties style:font-name-complex="Arial" fo:language="sv" fo:country="SE" style:language-asian="ja" style:country-asian="JP"/>
    </style:style>
    <style:style style:name="P58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9" style:parent-style-name="Policepardéfaut" style:family="text">
      <style:text-properties style:font-name-complex="Arial" fo:language="sv" fo:country="SE" style:language-asian="ja" style:country-asian="JP"/>
    </style:style>
    <style:style style:name="T60" style:parent-style-name="Policepardéfaut" style:family="text">
      <style:text-properties style:font-name-complex="Arial" fo:language="sv" fo:country="SE" style:language-asian="ja" style:country-asian="JP"/>
    </style:style>
    <style:style style:name="T61" style:parent-style-name="Policepardéfaut" style:family="text">
      <style:text-properties style:font-name-complex="Arial" fo:language="sv" fo:country="SE" style:language-asian="ja" style:country-asian="JP"/>
    </style:style>
    <style:style style:name="T62" style:parent-style-name="Policepardéfaut" style:family="text">
      <style:text-properties style:font-name-complex="Arial" fo:language="sv" fo:country="SE" style:language-asian="ja" style:country-asian="JP"/>
    </style:style>
    <style:style style:name="P63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64" style:parent-style-name="Policepardéfaut" style:family="text">
      <style:text-properties style:font-name-complex="Arial" fo:language="sv" fo:country="SE" style:language-asian="ja" style:country-asian="JP"/>
    </style:style>
    <style:style style:name="T65" style:parent-style-name="Policepardéfaut" style:family="text">
      <style:text-properties style:font-name-complex="Arial" fo:language="sv" fo:country="SE" style:language-asian="ja" style:country-asian="JP"/>
    </style:style>
    <style:style style:name="T66" style:parent-style-name="Policepardéfaut" style:family="text">
      <style:text-properties style:font-name-complex="Arial" fo:language="sv" fo:country="SE" style:language-asian="ja" style:country-asian="JP"/>
    </style:style>
    <style:style style:name="T67" style:parent-style-name="Policepardéfaut" style:family="text">
      <style:text-properties style:font-name-complex="Arial" fo:language="sv" fo:country="SE" style:language-asian="ja" style:country-asian="JP"/>
    </style:style>
    <style:style style:name="P68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69" style:parent-style-name="Policepardéfaut" style:family="text">
      <style:text-properties style:font-name-complex="Arial" fo:language="sv" fo:country="SE" style:language-asian="ja" style:country-asian="JP"/>
    </style:style>
    <style:style style:name="T70" style:parent-style-name="Policepardéfaut" style:family="text">
      <style:text-properties style:font-name-complex="Arial" fo:language="sv" fo:country="SE" style:language-asian="ja" style:country-asian="JP"/>
    </style:style>
    <style:style style:name="T71" style:parent-style-name="Policepardéfaut" style:family="text">
      <style:text-properties style:font-name-complex="Arial" fo:language="sv" fo:country="SE" style:language-asian="ja" style:country-asian="JP"/>
    </style:style>
    <style:style style:name="T72" style:parent-style-name="Policepardéfaut" style:family="text">
      <style:text-properties style:font-name-complex="Arial" fo:language="sv" fo:country="SE" style:language-asian="ja" style:country-asian="JP"/>
    </style:style>
    <style:style style:name="P73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74" style:parent-style-name="Policepardéfaut" style:family="text">
      <style:text-properties style:font-name-complex="Arial" fo:language="sv" fo:country="SE" style:language-asian="ja" style:country-asian="JP"/>
    </style:style>
    <style:style style:name="P75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76" style:parent-style-name="Policepardéfaut" style:family="text">
      <style:text-properties style:font-name-complex="Arial" fo:language="sv" fo:country="SE" style:language-asian="ja" style:country-asian="JP"/>
    </style:style>
    <style:style style:name="T77" style:parent-style-name="Policepardéfaut" style:family="text">
      <style:text-properties style:font-name-complex="Arial" fo:language="sv" fo:country="SE" style:language-asian="ja" style:country-asian="JP"/>
    </style:style>
    <style:style style:name="T78" style:parent-style-name="Policepardéfaut" style:family="text">
      <style:text-properties style:font-name-complex="Arial" fo:language="sv" fo:country="SE" style:language-asian="ja" style:country-asian="JP"/>
    </style:style>
    <style:style style:name="T79" style:parent-style-name="Policepardéfaut" style:family="text">
      <style:text-properties style:font-name-complex="Arial" fo:language="sv" fo:country="SE" style:language-asian="ja" style:country-asian="JP"/>
    </style:style>
    <style:style style:name="P80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81" style:parent-style-name="Policepardéfaut" style:family="text">
      <style:text-properties style:font-name-complex="Arial" fo:language="sv" fo:country="SE" style:language-asian="ja" style:country-asian="JP"/>
    </style:style>
    <style:style style:name="T82" style:parent-style-name="Policepardéfaut" style:family="text">
      <style:text-properties style:font-name-complex="Arial" fo:language="sv" fo:country="SE" style:language-asian="ja" style:country-asian="JP"/>
    </style:style>
    <style:style style:name="T83" style:parent-style-name="Policepardéfaut" style:family="text">
      <style:text-properties style:font-name-complex="Arial" fo:language="sv" fo:country="SE" style:language-asian="ja" style:country-asian="JP"/>
    </style:style>
    <style:style style:name="T84" style:parent-style-name="Policepardéfaut" style:family="text">
      <style:text-properties style:font-name-complex="Arial" fo:language="sv" fo:country="SE" style:language-asian="ja" style:country-asian="JP"/>
    </style:style>
    <style:style style:name="P85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86" style:parent-style-name="Policepardéfaut" style:family="text">
      <style:text-properties style:font-name-complex="Arial" fo:language="sv" fo:country="SE" style:language-asian="ja" style:country-asian="JP"/>
    </style:style>
    <style:style style:name="T87" style:parent-style-name="Policepardéfaut" style:family="text">
      <style:text-properties style:font-name-complex="Arial" fo:language="sv" fo:country="SE" style:language-asian="ja" style:country-asian="JP"/>
    </style:style>
    <style:style style:name="T88" style:parent-style-name="Policepardéfaut" style:family="text">
      <style:text-properties style:font-name-complex="Arial" fo:language="sv" fo:country="SE" style:language-asian="ja" style:country-asian="JP"/>
    </style:style>
    <style:style style:name="T89" style:parent-style-name="Policepardéfaut" style:family="text">
      <style:text-properties style:font-name-complex="Arial" fo:language="sv" fo:country="SE" style:language-asian="ja" style:country-asian="JP"/>
    </style:style>
    <style:style style:name="P90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91" style:parent-style-name="Policepardéfaut" style:family="text">
      <style:text-properties style:font-name-complex="Arial" fo:language="sv" fo:country="SE" style:language-asian="ja" style:country-asian="JP"/>
    </style:style>
    <style:style style:name="T92" style:parent-style-name="Policepardéfaut" style:family="text">
      <style:text-properties style:font-name-complex="Arial" fo:language="sv" fo:country="SE" style:language-asian="ja" style:country-asian="JP"/>
    </style:style>
    <style:style style:name="T93" style:parent-style-name="Policepardéfaut" style:family="text">
      <style:text-properties style:font-name-complex="Arial" fo:language="sv" fo:country="SE" style:language-asian="ja" style:country-asian="JP"/>
    </style:style>
    <style:style style:name="T94" style:parent-style-name="Policepardéfaut" style:family="text">
      <style:text-properties style:font-name-complex="Arial" fo:language="sv" fo:country="SE" style:language-asian="ja" style:country-asian="JP"/>
    </style:style>
    <style:style style:name="P95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96" style:parent-style-name="Policepardéfaut" style:family="text">
      <style:text-properties style:font-name-complex="Arial" fo:language="sv" fo:country="SE" style:language-asian="ja" style:country-asian="JP"/>
    </style:style>
    <style:style style:name="T97" style:parent-style-name="Policepardéfaut" style:family="text">
      <style:text-properties style:font-name-complex="Arial" fo:language="sv" fo:country="SE" style:language-asian="ja" style:country-asian="JP"/>
    </style:style>
    <style:style style:name="P98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99" style:parent-style-name="Policepardéfaut" style:family="text">
      <style:text-properties style:font-name-complex="Arial" fo:language="sv" fo:country="SE" style:language-asian="ja" style:country-asian="JP"/>
    </style:style>
    <style:style style:name="T100" style:parent-style-name="Policepardéfaut" style:family="text">
      <style:text-properties style:font-name-complex="Arial" fo:language="sv" fo:country="SE" style:language-asian="ja" style:country-asian="JP"/>
    </style:style>
    <style:style style:name="P101" style:parent-style-name="TM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102" style:parent-style-name="Policepardéfaut" style:family="text">
      <style:text-properties style:font-name-complex="Arial" fo:language="sv" fo:country="SE" style:language-asian="ja" style:country-asian="JP"/>
    </style:style>
    <style:style style:name="T103" style:parent-style-name="Policepardéfaut" style:family="text">
      <style:text-properties style:font-name-complex="Arial" fo:language="sv" fo:country="SE" style:language-asian="ja" style:country-asian="JP"/>
    </style:style>
    <style:style style:name="T104" style:parent-style-name="Policepardéfaut" style:family="text">
      <style:text-properties style:font-name-complex="Arial" fo:language="sv" fo:country="SE" style:language-asian="ja" style:country-asian="JP"/>
    </style:style>
    <style:style style:name="T105" style:parent-style-name="Lienhypertexte" style:family="text">
      <style:text-properties fo:language="en" fo:country="GB"/>
    </style:style>
    <style:style style:name="T106" style:parent-style-name="Policepardéfaut" style:family="text">
      <style:text-properties style:font-name-complex="Arial" fo:language="sv" fo:country="SE" style:language-asian="ja" style:country-asian="JP"/>
    </style:style>
    <style:style style:name="T107" style:parent-style-name="Lienhypertexte" style:family="text">
      <style:text-properties fo:language="en" fo:country="GB"/>
    </style:style>
    <style:style style:name="P108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09" style:parent-style-name="Lienhypertexte" style:family="text">
      <style:text-properties fo:language="en" fo:country="GB"/>
    </style:style>
    <style:style style:name="T110" style:parent-style-name="Policepardéfaut" style:family="text">
      <style:text-properties style:font-name-complex="Arial" fo:language="sv" fo:country="SE" style:language-asian="ja" style:country-asian="JP"/>
    </style:style>
    <style:style style:name="T111" style:parent-style-name="Lienhypertexte" style:family="text">
      <style:text-properties fo:language="en" fo:country="GB"/>
    </style:style>
    <style:style style:name="P112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13" style:parent-style-name="Lienhypertexte" style:family="text">
      <style:text-properties fo:language="en" fo:country="GB"/>
    </style:style>
    <style:style style:name="T114" style:parent-style-name="Policepardéfaut" style:family="text">
      <style:text-properties style:font-name-complex="Arial" fo:language="sv" fo:country="SE" style:language-asian="ja" style:country-asian="JP"/>
    </style:style>
    <style:style style:name="T115" style:parent-style-name="Lienhypertexte" style:family="text">
      <style:text-properties fo:language="en" fo:country="GB"/>
    </style:style>
    <style:style style:name="P116" style:parent-style-name="Titre1" style:family="paragraph">
      <style:paragraph-properties fo:break-before="page"/>
    </style:style>
    <style:style style:name="T11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0" style:parent-style-name="Policepardéfaut" style:family="text">
      <style:text-properties fo:language="fr"/>
    </style:style>
    <style:style style:name="P121" style:parent-style-name="Titre2" style:family="paragraph">
      <style:paragraph-properties fo:break-before="page"/>
    </style:style>
    <style:style style:name="P12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Titre2" style:family="paragraph">
      <style:paragraph-properties fo:break-before="page"/>
    </style:style>
    <style:style style:name="P12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1" style:parent-style-name="Normal" style:family="paragraph">
      <style:paragraph-properties fo:break-before="page"/>
    </style:style>
    <style:style style:name="P13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6" style:parent-style-name="Normal" style:family="paragraph">
      <style:paragraph-properties fo:break-before="page" fo:text-indent="0.4916in"/>
    </style:style>
    <style:style style:name="P13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0" style:parent-style-name="Normal" style:family="paragraph">
      <style:paragraph-properties fo:break-before="page"/>
    </style:style>
    <style:style style:name="P14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4" style:parent-style-name="Normal" style:family="paragraph">
      <style:paragraph-properties fo:break-before="page"/>
    </style:style>
    <style:style style:name="P14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8" style:parent-style-name="Normal" style:family="paragraph">
      <style:paragraph-properties fo:break-before="page"/>
    </style:style>
    <style:style style:name="P149" style:parent-style-name="Normal" style:family="paragraph">
      <style:paragraph-properties fo:text-align="justify"/>
    </style:style>
    <style:style style:name="T150" style:parent-style-name="Policepardéfaut" style:family="text">
      <style:text-properties fo:language="en" fo:country="GB"/>
    </style:style>
    <style:style style:name="P151" style:parent-style-name="Normal" style:family="paragraph">
      <style:paragraph-properties fo:text-align="justify"/>
      <style:text-properties fo:language="en" fo:country="GB"/>
    </style:style>
    <style:style style:name="P152" style:parent-style-name="Normal" style:family="paragraph">
      <style:paragraph-properties fo:text-align="justify"/>
    </style:style>
    <style:style style:name="T153" style:parent-style-name="Policepardéfaut" style:family="text">
      <style:text-properties fo:language="en" fo:country="GB"/>
    </style:style>
    <style:style style:name="P154" style:parent-style-name="Titre1" style:family="paragraph">
      <style:paragraph-properties fo:break-before="page"/>
    </style:style>
    <style:style style:name="P155" style:parent-style-name="Titre2" style:family="paragraph"/>
    <style:style style:name="P156" style:parent-style-name="Titre3" style:family="paragraph"/>
    <style:style style:name="P157" style:parent-style-name="Normal" style:family="paragraph">
      <style:paragraph-properties fo:break-before="page"/>
    </style:style>
    <style:style style:name="P158" style:parent-style-name="Titre3" style:family="paragraph"/>
    <style:style style:name="P159" style:parent-style-name="Normal" style:family="paragraph">
      <style:paragraph-properties fo:break-before="page"/>
    </style:style>
    <style:style style:name="P160" style:parent-style-name="Titre2" style:family="paragraph"/>
    <style:style style:name="P161" style:parent-style-name="Titre3" style:family="paragraph">
      <style:text-properties fo:language="en" fo:country="GB"/>
    </style:style>
    <style:style style:name="P162" style:parent-style-name="Normal" style:family="paragraph">
      <style:paragraph-properties fo:break-before="page"/>
      <style:text-properties fo:language="en" fo:country="GB"/>
    </style:style>
    <style:style style:name="P163" style:parent-style-name="Titre3" style:family="paragraph">
      <style:text-properties fo:language="en" fo:country="GB"/>
    </style:style>
    <style:style style:name="P164" style:parent-style-name="Normal" style:family="paragraph">
      <style:paragraph-properties fo:break-before="page"/>
      <style:text-properties fo:language="en" fo:country="GB"/>
    </style:style>
    <style:style style:name="P165" style:parent-style-name="Titre2" style:family="paragraph"/>
    <style:style style:name="P166" style:parent-style-name="Titre3" style:family="paragraph"/>
    <style:style style:name="P167" style:parent-style-name="Normal" style:family="paragraph">
      <style:paragraph-properties fo:break-before="page"/>
    </style:style>
    <style:style style:name="P168" style:parent-style-name="Titre3" style:family="paragraph"/>
    <style:style style:name="P169" style:parent-style-name="Normal" style:family="paragraph">
      <style:paragraph-properties fo:break-before="page"/>
    </style:style>
    <style:style style:name="P170" style:parent-style-name="Normal" style:family="paragraph">
      <style:paragraph-properties fo:break-before="page"/>
    </style:style>
    <style:style style:name="P171" style:parent-style-name="Titre2" style:family="paragraph"/>
    <style:style style:name="P172" style:parent-style-name="Titre3" style:family="paragraph"/>
    <style:style style:name="T173" style:parent-style-name="Policepardéfaut" style:family="text">
      <style:text-properties fo:language="fr"/>
    </style:style>
    <style:style style:name="P174" style:parent-style-name="Normal" style:family="paragraph">
      <style:paragraph-properties fo:break-before="page"/>
    </style:style>
    <style:style style:name="P175" style:parent-style-name="Titre3" style:family="paragraph"/>
    <style:style style:name="T176" style:parent-style-name="Policepardéfaut" style:family="text">
      <style:text-properties fo:language="fr"/>
    </style:style>
    <style:style style:name="P177" style:parent-style-name="Normal" style:family="paragraph">
      <style:paragraph-properties fo:break-before="page"/>
    </style:style>
    <style:style style:name="T178" style:parent-style-name="Policepardéfaut" style:family="text">
      <style:text-properties fo:language="fr"/>
    </style:style>
    <style:style style:name="P179" style:parent-style-name="Normal" style:family="paragraph">
      <style:paragraph-properties fo:break-before="page"/>
    </style:style>
    <style:style style:name="P180" style:parent-style-name="Titre2" style:family="paragraph"/>
    <style:style style:name="P181" style:parent-style-name="Titre3" style:family="paragraph"/>
    <style:style style:name="P182" style:parent-style-name="Normal" style:family="paragraph">
      <style:paragraph-properties fo:break-before="page"/>
    </style:style>
    <style:style style:name="P183" style:parent-style-name="Titre3" style:family="paragraph"/>
    <style:style style:name="P184" style:parent-style-name="Normal" style:family="paragraph">
      <style:paragraph-properties fo:break-before="page"/>
    </style:style>
    <style:style style:name="P185" style:parent-style-name="Normal" style:family="paragraph">
      <style:paragraph-properties fo:break-before="page"/>
    </style:style>
    <style:style style:name="P186" style:parent-style-name="Normal" style:family="paragraph">
      <style:paragraph-properties fo:break-before="page"/>
    </style:style>
    <style:style style:name="P187" style:parent-style-name="Normal" style:family="paragraph">
      <style:paragraph-properties fo:break-before="page"/>
    </style:style>
    <style:style style:name="P188" style:parent-style-name="Normal" style:family="paragraph">
      <style:paragraph-properties fo:break-before="page"/>
    </style:style>
    <style:style style:name="P189" style:parent-style-name="Normal" style:family="paragraph">
      <style:paragraph-properties fo:break-before="page"/>
    </style:style>
    <style:style style:name="P190" style:parent-style-name="Normal" style:family="paragraph">
      <style:paragraph-properties fo:break-before="page"/>
    </style:style>
    <style:style style:name="P191" style:parent-style-name="Normal" style:family="paragraph">
      <style:paragraph-properties fo:break-before="page"/>
    </style:style>
    <style:style style:name="P192" style:parent-style-name="Normal" style:family="paragraph">
      <style:paragraph-properties fo:break-before="page"/>
    </style:style>
    <style:style style:name="P193" style:parent-style-name="Normal" style:family="paragraph">
      <style:paragraph-properties fo:break-before="page"/>
    </style:style>
    <style:style style:name="P194" style:parent-style-name="Normal" style:family="paragraph">
      <style:paragraph-properties fo:break-before="page"/>
    </style:style>
    <style:style style:name="P195" style:parent-style-name="Normal" style:family="paragraph">
      <style:paragraph-properties fo:break-before="page"/>
    </style:style>
    <style:style style:name="P196" style:parent-style-name="Normal" style:family="paragraph">
      <style:paragraph-properties fo:break-before="page"/>
    </style:style>
    <style:style style:name="P197" style:parent-style-name="Normal" style:family="paragraph">
      <style:paragraph-properties fo:break-before="page"/>
    </style:style>
    <style:style style:name="P198" style:parent-style-name="Normal" style:family="paragraph">
      <style:paragraph-properties fo:break-before="page"/>
    </style:style>
    <style:style style:name="P199" style:parent-style-name="Normal" style:family="paragraph">
      <style:paragraph-properties fo:break-before="page"/>
    </style:style>
    <style:style style:name="P200" style:parent-style-name="Normal" style:family="paragraph">
      <style:paragraph-properties fo:break-before="page"/>
    </style:style>
    <style:style style:name="P201" style:parent-style-name="Normal" style:family="paragraph">
      <style:paragraph-properties fo:break-before="page"/>
    </style:style>
    <style:style style:name="P202" style:parent-style-name="Titre3" style:family="paragraph">
      <style:paragraph-properties fo:break-before="page"/>
    </style:style>
    <style:style style:name="P203" style:parent-style-name="Normal" style:family="paragraph">
      <style:paragraph-properties fo:break-before="page"/>
    </style:style>
    <style:style style:name="P204" style:parent-style-name="Normal" style:family="paragraph">
      <style:paragraph-properties fo:break-before="page"/>
    </style:style>
    <style:style style:name="P205" style:parent-style-name="Normal" style:family="paragraph">
      <style:paragraph-properties fo:break-before="page"/>
    </style:style>
    <style:style style:name="P206" style:parent-style-name="Normal" style:family="paragraph">
      <style:paragraph-properties fo:break-before="page"/>
    </style:style>
    <style:style style:name="P207" style:parent-style-name="Normal" style:family="paragraph">
      <style:paragraph-properties fo:break-before="page"/>
    </style:style>
    <style:style style:name="P208" style:parent-style-name="Normal" style:family="paragraph">
      <style:paragraph-properties fo:break-before="page"/>
    </style:style>
    <style:style style:name="P209" style:parent-style-name="Normal" style:family="paragraph">
      <style:paragraph-properties fo:break-before="page"/>
    </style:style>
    <style:style style:name="P210" style:parent-style-name="Normal" style:family="paragraph">
      <style:paragraph-properties fo:break-before="page"/>
    </style:style>
    <style:style style:name="P211" style:parent-style-name="Titre3" style:family="paragraph">
      <style:text-properties fo:language="en" fo:country="GB"/>
    </style:style>
    <style:style style:name="P212" style:parent-style-name="Normal" style:family="paragraph">
      <style:paragraph-properties fo:break-before="page"/>
      <style:text-properties fo:language="en" fo:country="GB"/>
    </style:style>
    <style:style style:name="P213" style:parent-style-name="Titre1" style:family="paragraph">
      <style:text-properties fo:language="en" fo:country="GB"/>
    </style:style>
    <style:style style:name="P214" style:parent-style-name="Normal" style:family="paragraph">
      <style:paragraph-properties fo:break-before="page"/>
      <style:text-properties fo:language="en" fo:country="GB"/>
    </style:style>
    <style:style style:name="P215" style:parent-style-name="Titre1" style:family="paragraph">
      <style:text-properties fo:language="en" fo:country="GB"/>
    </style:style>
    <style:style style:name="P216" style:parent-style-name="Normal" style:family="paragraph">
      <style:text-properties fo:language="en" fo:country="GB"/>
    </style:style>
    <style:style style:name="P217" style:parent-style-name="Normal" style:family="paragraph">
      <style:text-properties fo:language="fr"/>
    </style:style>
    <style:style style:name="P218" style:parent-style-name="Normal" style:family="paragraph">
      <style:text-properties fo:language="en" fo:country="GB"/>
    </style:style>
    <style:style style:name="P219" style:parent-style-name="Normal" style:family="paragraph">
      <style:text-properties fo:language="en" fo:country="GB"/>
    </style:style>
    <style:style style:name="P220" style:parent-style-name="Normal" style:family="paragraph">
      <style:text-properties fo:language="en" fo:country="GB"/>
    </style:style>
    <style:style style:name="P221" style:parent-style-name="Normal" style:family="paragraph">
      <style:text-properties fo:language="en" fo:country="GB"/>
    </style:style>
  </office:automatic-styles>
  <office:body>
    <office:text text:use-soft-page-breaks="true">
      <text:p text:style-name="P1">Dossier professionnel</text:p>
      <text:p text:style-name="P3">Concepteur Développeur d’Applications</text:p>
      <text:p text:style-name="P4"/>
      <text:p text:style-name="P5">LAYRAC Lilian</text:p>
      <text:p text:style-name="P6">2022/2023</text:p>
      <text:p text:style-name="P7"/>
      <text:p text:style-name="P8"/>
      <text:p text:style-name="P9"/>
      <text:p text:style-name="P10"/>
      <text:p text:style-name="P11"/>
      <text:p text:style-name="P12">Titre RNCP</text:p>
      <text:p text:style-name="P13"/>
      <text:p text:style-name="P14">TABLE DES MATIERES</text:p>
      <text:p text:style-name="En-têtedetabledesmatières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132599143" office:target-frame-name="_top" xlink:show="replace"><text:span text:style-name="Lienhypertexte">Présentation des applications</text:span><text:tab/>6</text:a></text:p>
          <text:p text:style-name="P16"><text:a xlink:href="#_Toc132599144" office:target-frame-name="_top" xlink:show="replace"><text:span text:style-name="Lienhypertexte">IAPM (Interface Applicatif de Produits Marchands)</text:span><text:tab/>6</text:a></text:p>
          <text:p text:style-name="P17"><text:a xlink:href="#_Toc132599145" office:target-frame-name="_top" xlink:show="replace"><text:span text:style-name="Lienhypertexte">StoreSwap</text:span><text:tab/>7</text:a></text:p>
          <text:p text:style-name="P18"><text:a xlink:href="#_Toc132599146" office:target-frame-name="_top" xlink:show="replace"><text:span text:style-name="Lienhypertexte">TentationVoyage</text:span><text:tab/>8</text:a></text:p>
          <text:p text:style-name="P19"><text:a xlink:href="#_Toc132599147" office:target-frame-name="_top" xlink:show="replace"><text:span text:style-name="Lienhypertexte">MSPR A’rosa-je</text:span><text:tab/>9</text:a></text:p>
          <text:p text:style-name="P20"><text:a xlink:href="#_Toc132599148" office:target-frame-name="_top" xlink:show="replace"><text:span text:style-name="Lienhypertexte">PriSearch</text:span><text:tab/>10</text:a></text:p>
          <text:p text:style-name="P21"><text:a xlink:href="#_Toc132599149" office:target-frame-name="_top" xlink:show="replace"><text:span text:style-name="Lienhypertexte">AirSens</text:span><text:tab/>11</text:a></text:p>
          <text:p text:style-name="P22"><text:a xlink:href="#_Toc132599150" office:target-frame-name="_top" xlink:show="replace"><text:span text:style-name="Lienhypertexte">VITAM</text:span><text:tab/>12</text:a></text:p>
          <text:p text:style-name="P23"><text:a xlink:href="#_Toc132599151" office:target-frame-name="_top" xlink:show="replace"><text:span text:style-name="Lienhypertexte">Introduction</text:span><text:tab/>13</text:a></text:p>
          <text:p text:style-name="P24"><text:a xlink:href="#_Toc132599152" office:target-frame-name="_top" xlink:show="replace"><text:span text:style-name="Lienhypertexte">1<text:s/></text:span><text:span text:style-name="T25"><text:tab/></text:span><text:span text:style-name="Lienhypertexte">Concevoir et développer des composants d'interface utilisateur en intégrant les recommandations de sécurité</text:span><text:tab/>14</text:a></text:p>
          <text:p text:style-name="P26"><text:a xlink:href="#_Toc132599153" office:target-frame-name="_top" xlink:show="replace"><text:span text:style-name="Lienhypertexte">1.1</text:span><text:span text:style-name="T27"><text:tab/></text:span><text:span text:style-name="Lienhypertexte">Maquetter une application</text:span><text:tab/>14</text:a></text:p>
          <text:p text:style-name="TM3"><text:a xlink:href="#_Toc132599154" office:target-frame-name="_top" xlink:show="replace"><text:span text:style-name="Lienhypertexte">1.1.1</text:span><text:span text:style-name="T28"><text:tab/></text:span><text:span text:style-name="Lienhypertexte">IAPM (Interface Applicatif de Produits Marchands) | Figma</text:span><text:tab/>14</text:a></text:p>
          <text:p text:style-name="TM3"><text:a xlink:href="#_Toc132599155" office:target-frame-name="_top" xlink:show="replace"><text:span text:style-name="Lienhypertexte">1.1.2</text:span><text:span text:style-name="T29"><text:tab/></text:span><text:span text:style-name="Lienhypertexte">AirSens | Figma</text:span><text:tab/>15</text:a></text:p>
          <text:p text:style-name="P30"><text:a xlink:href="#_Toc132599156" office:target-frame-name="_top" xlink:show="replace"><text:span text:style-name="Lienhypertexte">1.2</text:span><text:span text:style-name="T31"><text:tab/></text:span><text:span text:style-name="Lienhypertexte">Développer une interface utilisateur de type desktop</text:span><text:tab/>16</text:a></text:p>
          <text:p text:style-name="TM3"><text:a xlink:href="#_Toc132599157" office:target-frame-name="_top" xlink:show="replace"><text:span text:style-name="T32">1.2.1</text:span><text:span text:style-name="T33"><text:tab/></text:span><text:span text:style-name="T34">IAPM | VB.NET</text:span><text:tab/>16</text:a></text:p>
          <text:p text:style-name="TM3"><text:a xlink:href="#_Toc132599158" office:target-frame-name="_top" xlink:show="replace"><text:span text:style-name="T35">1.2.2</text:span><text:span text:style-name="T36"><text:tab/></text:span><text:span text:style-name="T37">Prisearch | Python</text:span><text:tab/>17</text:a></text:p>
          <text:p text:style-name="P38"><text:a xlink:href="#_Toc132599159" office:target-frame-name="_top" xlink:show="replace"><text:span text:style-name="Lienhypertexte">1.3</text:span><text:span text:style-name="T39"><text:tab/></text:span><text:span text:style-name="Lienhypertexte">Développer des composants d’accès aux données</text:span><text:tab/>18</text:a></text:p>
          <text:p text:style-name="TM3"><text:a xlink:href="#_Toc132599160" office:target-frame-name="_top" xlink:show="replace"><text:span text:style-name="Lienhypertexte">1.3.1</text:span><text:span text:style-name="T40"><text:tab/></text:span><text:span text:style-name="Lienhypertexte">IAPM | Vb.NET</text:span><text:tab/>18</text:a></text:p>
          <text:p text:style-name="TM3"><text:a xlink:href="#_Toc132599161" office:target-frame-name="_top" xlink:show="replace"><text:span text:style-name="Lienhypertexte">1.3.2</text:span><text:span text:style-name="T41"><text:tab/></text:span><text:span text:style-name="Lienhypertexte">StoreSwap | Php, Html/CSS</text:span><text:tab/>19</text:a></text:p>
          <text:p text:style-name="TM3"><text:a xlink:href="#_Toc132599162" office:target-frame-name="_top" xlink:show="replace"><text:span text:style-name="Lienhypertexte">1.3.3</text:span><text:span text:style-name="T42"><text:tab/></text:span><text:span text:style-name="Lienhypertexte">TentationVoyage | Php, Html/CSS</text:span><text:tab/>20</text:a></text:p>
          <text:p text:style-name="P43"><text:a xlink:href="#_Toc132599163" office:target-frame-name="_top" xlink:show="replace"><text:span text:style-name="Lienhypertexte">1.4</text:span><text:span text:style-name="T44"><text:tab/></text:span><text:span text:style-name="Lienhypertexte">Développer la partie front-end d’une interface utilisateur web</text:span><text:tab/>21</text:a></text:p>
          <text:p text:style-name="TM3"><text:a xlink:href="#_Toc132599164" office:target-frame-name="_top" xlink:show="replace"><text:span text:style-name="Lienhypertexte">1.4.1</text:span><text:span text:style-name="T45"><text:tab/></text:span><text:span text:style-name="Lienhypertexte">StoreSwap<text:s/></text:span><text:span text:style-name="T46">|</text:span><text:span text:style-name="Lienhypertexte"><text:s/>Php, Html/CSS</text:span><text:tab/>21</text:a></text:p>
          <text:p text:style-name="TM3"><text:a xlink:href="#_Toc132599165" office:target-frame-name="_top" xlink:show="replace"><text:span text:style-name="Lienhypertexte">1.4.2</text:span><text:span text:style-name="T47"><text:tab/></text:span><text:span text:style-name="Lienhypertexte">MSPR A’rosa-je<text:s/></text:span><text:span text:style-name="T48">|</text:span><text:span text:style-name="Lienhypertexte"><text:s/>Angular Framework</text:span><text:tab/>22</text:a></text:p>
          <text:p text:style-name="TM3"><text:a xlink:href="#_Toc132599166" office:target-frame-name="_top" xlink:show="replace"><text:span text:style-name="Lienhypertexte">1.4.3</text:span><text:span text:style-name="T49"><text:tab/></text:span><text:span text:style-name="Lienhypertexte">TentationVoyage<text:s/></text:span><text:span text:style-name="T50">|</text:span><text:span text:style-name="Lienhypertexte"><text:s/>Php, Html/CSS</text:span><text:tab/>23</text:a></text:p>
          <text:p text:style-name="P51"><text:a xlink:href="#_Toc132599167" office:target-frame-name="_top" xlink:show="replace"><text:span text:style-name="Lienhypertexte">1.5</text:span><text:span text:style-name="T52"><text:tab/></text:span><text:span text:style-name="Lienhypertexte">Développer la partie back-end d’une interface utilisateur web</text:span><text:tab/>24</text:a></text:p>
          <text:p text:style-name="TM3"><text:a xlink:href="#_Toc132599168" office:target-frame-name="_top" xlink:show="replace"><text:span text:style-name="Lienhypertexte">1.5.1</text:span><text:span text:style-name="T53"><text:tab/></text:span><text:span text:style-name="Lienhypertexte">IAPM | Vb.NET</text:span><text:tab/>24</text:a></text:p>
          <text:p text:style-name="TM3"><text:a xlink:href="#_Toc132599169" office:target-frame-name="_top" xlink:show="replace"><text:span text:style-name="Lienhypertexte">1.5.2</text:span><text:span text:style-name="T54"><text:tab/></text:span><text:span text:style-name="Lienhypertexte">MSPR A’rosa-je | TypeORM API</text:span><text:tab/>25</text:a></text:p>
          <text:p text:style-name="TM3"><text:a xlink:href="#_Toc132599170" office:target-frame-name="_top" xlink:show="replace"><text:span text:style-name="Lienhypertexte">1.5.3</text:span><text:span text:style-name="T55"><text:tab/></text:span><text:span text:style-name="Lienhypertexte">Prisearch | Python</text:span><text:tab/>26</text:a></text:p>
          <text:p text:style-name="P56"><text:a xlink:href="#_Toc132599171" office:target-frame-name="_top" xlink:show="replace"><text:span text:style-name="Lienhypertexte">2</text:span><text:span text:style-name="T57"><text:tab/></text:span><text:span text:style-name="Lienhypertexte">Concevoir et développer la persistance des données en intégrant les recommandations de sécurité</text:span><text:tab/>27</text:a></text:p>
          <text:p text:style-name="P58"><text:a xlink:href="#_Toc132599172" office:target-frame-name="_top" xlink:show="replace"><text:span text:style-name="Lienhypertexte">2.1</text:span><text:span text:style-name="T59"><text:tab/></text:span><text:span text:style-name="Lienhypertexte">Concevoir une base de données</text:span><text:tab/>27</text:a></text:p>
          <text:p text:style-name="TM3"><text:a xlink:href="#_Toc132599173" office:target-frame-name="_top" xlink:show="replace"><text:span text:style-name="Lienhypertexte">2.1.1</text:span><text:span text:style-name="T60"><text:tab/></text:span><text:span text:style-name="Lienhypertexte">IAPM/StoreSwap | Looping MCD</text:span><text:tab/>27</text:a></text:p>
          <text:p text:style-name="TM3"><text:a xlink:href="#_Toc132599174" office:target-frame-name="_top" xlink:show="replace"><text:span text:style-name="Lienhypertexte">2.1.2</text:span><text:span text:style-name="T61"><text:tab/></text:span><text:span text:style-name="Lienhypertexte">TentationVoyage | Looping MCD</text:span><text:tab/>28</text:a></text:p>
          <text:p text:style-name="TM3"><text:a xlink:href="#_Toc132599175" office:target-frame-name="_top" xlink:show="replace"><text:span text:style-name="Lienhypertexte">2.1.3</text:span><text:span text:style-name="T62"><text:tab/></text:span><text:span text:style-name="Lienhypertexte">MSPR A’rosa-je | Looping MCD</text:span><text:tab/>29</text:a></text:p>
          <text:p text:style-name="P63"><text:a xlink:href="#_Toc132599176" office:target-frame-name="_top" xlink:show="replace"><text:span text:style-name="Lienhypertexte">2.2</text:span><text:span text:style-name="T64"><text:tab/></text:span><text:span text:style-name="Lienhypertexte">Mettre en place une base de données</text:span><text:tab/>30</text:a></text:p>
          <text:p text:style-name="TM3"><text:a xlink:href="#_Toc132599177" office:target-frame-name="_top" xlink:show="replace"><text:span text:style-name="Lienhypertexte">2.2.1</text:span><text:span text:style-name="T65"><text:tab/></text:span><text:span text:style-name="Lienhypertexte">IAPM/StoreSwap | Wamp</text:span><text:tab/>30</text:a></text:p>
          <text:p text:style-name="TM3"><text:a xlink:href="#_Toc132599178" office:target-frame-name="_top" xlink:show="replace"><text:span text:style-name="Lienhypertexte">2.2.2</text:span><text:span text:style-name="T66"><text:tab/></text:span><text:span text:style-name="Lienhypertexte">TentationVoyage | Docker</text:span><text:tab/>31</text:a></text:p>
          <text:p text:style-name="TM3"><text:a xlink:href="#_Toc132599179" office:target-frame-name="_top" xlink:show="replace"><text:span text:style-name="Lienhypertexte">2.2.3</text:span><text:span text:style-name="T67"><text:tab/></text:span><text:span text:style-name="Lienhypertexte">MSPR A’rosa-je | Docker</text:span><text:tab/>32</text:a></text:p>
          <text:p text:style-name="P68"><text:a xlink:href="#_Toc132599180" office:target-frame-name="_top" xlink:show="replace"><text:span text:style-name="Lienhypertexte">2.3</text:span><text:span text:style-name="T69"><text:tab/></text:span><text:span text:style-name="Lienhypertexte">Développer des composants dans le langage d’une base de données</text:span><text:tab/>33</text:a></text:p>
          <text:p text:style-name="TM3"><text:a xlink:href="#_Toc132599181" office:target-frame-name="_top" xlink:show="replace"><text:span text:style-name="Lienhypertexte">2.3.1</text:span><text:span text:style-name="T70"><text:tab/></text:span><text:span text:style-name="Lienhypertexte">IAPM/StoreSwap | MySQL</text:span><text:tab/>33</text:a></text:p>
          <text:p text:style-name="TM3"><text:a xlink:href="#_Toc132599182" office:target-frame-name="_top" xlink:show="replace"><text:span text:style-name="Lienhypertexte">2.3.2</text:span><text:span text:style-name="T71"><text:tab/></text:span><text:span text:style-name="Lienhypertexte">TentationVoyage | MySQL</text:span><text:tab/>34</text:a></text:p>
          <text:p text:style-name="TM3"><text:a xlink:href="#_Toc132599183" office:target-frame-name="_top" xlink:show="replace"><text:span text:style-name="Lienhypertexte">2.2.3</text:span><text:span text:style-name="T72"><text:tab/></text:span><text:span text:style-name="Lienhypertexte">MSPR A’rosa-je | TypeORM</text:span><text:tab/>35</text:a></text:p>
          <text:p text:style-name="P73"><text:a xlink:href="#_Toc132599184" office:target-frame-name="_top" xlink:show="replace"><text:span text:style-name="Lienhypertexte">3</text:span><text:span text:style-name="T74"><text:tab/></text:span><text:span text:style-name="Lienhypertexte">Concevoir et développer une application multicouche répartie en intégrant les recommandations de sécurité</text:span><text:tab/>36</text:a></text:p>
          <text:p text:style-name="P75"><text:a xlink:href="#_Toc132599185" office:target-frame-name="_top" xlink:show="replace"><text:span text:style-name="Lienhypertexte">3.1</text:span><text:span text:style-name="T76"><text:tab/></text:span><text:span text:style-name="Lienhypertexte">Collaborer à la gestion d’un projet informatique et à l’organisation de l’environnement de développement</text:span><text:tab/>36</text:a></text:p>
          <text:p text:style-name="TM3"><text:a xlink:href="#_Toc132599186" office:target-frame-name="_top" xlink:show="replace"><text:span text:style-name="Lienhypertexte">3.1.1</text:span><text:span text:style-name="T77"><text:tab/></text:span><text:span text:style-name="Lienhypertexte">TentationVoyage | Réunions Discord</text:span><text:tab/>36</text:a></text:p>
          <text:p text:style-name="TM3"><text:a xlink:href="#_Toc132599187" office:target-frame-name="_top" xlink:show="replace"><text:span text:style-name="Lienhypertexte">3.1.2</text:span><text:span text:style-name="T78"><text:tab/></text:span><text:span text:style-name="Lienhypertexte">VITAM | GitLab Wiki/Réunions</text:span><text:tab/>37</text:a></text:p>
          <text:p text:style-name="TM3"><text:a xlink:href="#_Toc132599188" office:target-frame-name="_top" xlink:show="replace"><text:span text:style-name="Lienhypertexte">3.1.3</text:span><text:span text:style-name="T79"><text:tab/></text:span><text:span text:style-name="Lienhypertexte">MSPR A’rosa-je | Réunions Présentiels</text:span><text:tab/>38</text:a></text:p>
          <text:p text:style-name="P80"><text:a xlink:href="#_Toc132599189" office:target-frame-name="_top" xlink:show="replace"><text:span text:style-name="Lienhypertexte">3.2</text:span><text:span text:style-name="T81"><text:tab/></text:span><text:span text:style-name="Lienhypertexte">Concevoir une application</text:span><text:tab/>39</text:a></text:p>
          <text:p text:style-name="TM3"><text:a xlink:href="#_Toc132599190" office:target-frame-name="_top" xlink:show="replace"><text:span text:style-name="Lienhypertexte">3.2.1</text:span><text:span text:style-name="T82"><text:tab/></text:span><text:span text:style-name="Lienhypertexte">TentationVoyage | Cahier des charges du patron</text:span><text:tab/>39</text:a></text:p>
          <text:p text:style-name="TM3"><text:a xlink:href="#_Toc132599191" office:target-frame-name="_top" xlink:show="replace"><text:span text:style-name="Lienhypertexte">3.2.2</text:span><text:span text:style-name="T83"><text:tab/></text:span><text:span text:style-name="Lienhypertexte">VITAM | Tickets/Tâches</text:span><text:tab/>40</text:a></text:p>
          <text:p text:style-name="TM3"><text:a xlink:href="#_Toc132599192" office:target-frame-name="_top" xlink:show="replace"><text:span text:style-name="Lienhypertexte">3.2.3</text:span><text:span text:style-name="T84"><text:tab/></text:span><text:span text:style-name="Lienhypertexte">MSPR A’rosa-je | GitLab</text:span><text:tab/>41</text:a></text:p>
          <text:p text:style-name="P85"><text:a xlink:href="#_Toc132599193" office:target-frame-name="_top" xlink:show="replace"><text:span text:style-name="Lienhypertexte">3.2</text:span><text:span text:style-name="T86"><text:tab/></text:span><text:span text:style-name="Lienhypertexte">Développer des composants métier</text:span><text:tab/>42</text:a></text:p>
          <text:p text:style-name="TM3"><text:a xlink:href="#_Toc132599194" office:target-frame-name="_top" xlink:show="replace"><text:span text:style-name="Lienhypertexte">3.2.1</text:span><text:span text:style-name="T87"><text:tab/></text:span><text:span text:style-name="Lienhypertexte">TentationVoyage | PHP</text:span><text:tab/>42</text:a></text:p>
          <text:p text:style-name="TM3"><text:a xlink:href="#_Toc132599195" office:target-frame-name="_top" xlink:show="replace"><text:span text:style-name="Lienhypertexte">3.2.2</text:span><text:span text:style-name="T88"><text:tab/></text:span><text:span text:style-name="Lienhypertexte">IAPM | Vb.NET</text:span><text:tab/>43</text:a></text:p>
          <text:p text:style-name="TM3"><text:a xlink:href="#_Toc132599196" office:target-frame-name="_top" xlink:show="replace"><text:span text:style-name="Lienhypertexte">3.2.3</text:span><text:span text:style-name="T89"><text:tab/></text:span><text:span text:style-name="Lienhypertexte">MSPR A’rosa-je | Angular Framework</text:span><text:tab/>44</text:a></text:p>
          <text:p text:style-name="P90"><text:a xlink:href="#_Toc132599197" office:target-frame-name="_top" xlink:show="replace"><text:span text:style-name="Lienhypertexte">3.3</text:span><text:span text:style-name="T91"><text:tab/></text:span><text:span text:style-name="Lienhypertexte">Construire une application organisée en couches</text:span><text:tab/>45</text:a></text:p>
          <text:p text:style-name="TM3"><text:a xlink:href="#_Toc132599198" office:target-frame-name="_top" xlink:show="replace"><text:span text:style-name="Lienhypertexte">3.3.1</text:span><text:span text:style-name="T92"><text:tab/></text:span><text:span text:style-name="Lienhypertexte">TentationVoyage | MVC</text:span><text:tab/>45</text:a></text:p>
          <text:p text:style-name="TM3"><text:a xlink:href="#_Toc132599199" office:target-frame-name="_top" xlink:show="replace"><text:span text:style-name="Lienhypertexte">3.3.2</text:span><text:span text:style-name="T93"><text:tab/></text:span><text:span text:style-name="Lienhypertexte">StoreSwap | MVC</text:span><text:tab/>46</text:a></text:p>
          <text:p text:style-name="TM3"><text:a xlink:href="#_Toc132599200" office:target-frame-name="_top" xlink:show="replace"><text:span text:style-name="Lienhypertexte">3.3.3</text:span><text:span text:style-name="T94"><text:tab/></text:span><text:span text:style-name="Lienhypertexte">MSPR A’rosa-je | MVC/MVVM</text:span><text:tab/>47</text:a></text:p>
          <text:p text:style-name="P95"><text:a xlink:href="#_Toc132599201" office:target-frame-name="_top" xlink:show="replace"><text:span text:style-name="Lienhypertexte">3.4</text:span><text:span text:style-name="T96"><text:tab/></text:span><text:span text:style-name="Lienhypertexte">Développer une application mobile</text:span><text:tab/>48</text:a></text:p>
          <text:p text:style-name="TM3"><text:a xlink:href="#_Toc132599202" office:target-frame-name="_top" xlink:show="replace"><text:span text:style-name="Lienhypertexte">3.4.1</text:span><text:span text:style-name="T97"><text:tab/></text:span><text:span text:style-name="Lienhypertexte">MSPR A’rosa-je | Flutter</text:span><text:tab/>48</text:a></text:p>
          <text:p text:style-name="P98"><text:a xlink:href="#_Toc132599203" office:target-frame-name="_top" xlink:show="replace"><text:span text:style-name="Lienhypertexte">3.5</text:span><text:span text:style-name="T99"><text:tab/></text:span><text:span text:style-name="Lienhypertexte">Préparer et exécuter les plans de tests d’une application</text:span><text:tab/>49</text:a></text:p>
          <text:p text:style-name="TM3"><text:a xlink:href="#_Toc132599204" office:target-frame-name="_top" xlink:show="replace"><text:span text:style-name="Lienhypertexte">3.5.1</text:span><text:span text:style-name="T100"><text:tab/></text:span><text:span text:style-name="Lienhypertexte">PriSearch |</text:span><text:tab/>49</text:a></text:p>
          <text:p text:style-name="P101"><text:a xlink:href="#_Toc132599205" office:target-frame-name="_top" xlink:show="replace"><text:span text:style-name="Lienhypertexte">3.6</text:span><text:span text:style-name="T102"><text:tab/></text:span><text:span text:style-name="Lienhypertexte">Préparer et exécuter le déploiement d’une application</text:span><text:tab/>50</text:a></text:p>
          <text:p text:style-name="TM3"><text:a xlink:href="#_Toc132599206" office:target-frame-name="_top" xlink:show="replace"><text:span text:style-name="Lienhypertexte">3.6.1</text:span><text:span text:style-name="T103"><text:tab/></text:span><text:span text:style-name="Lienhypertexte">TentationVoyage | Serveur OVH</text:span><text:tab/>50</text:a></text:p>
          <text:p text:style-name="TM3"><text:a xlink:href="#_Toc132599207" office:target-frame-name="_top" xlink:show="replace"><text:span text:style-name="Lienhypertexte">3.6.2</text:span><text:span text:style-name="T104"><text:tab/></text:span><text:span text:style-name="Lienhypertexte">MSPR A’rosa-je | Serveur Local</text:span><text:tab/>51</text:a></text:p>
          <text:p text:style-name="TM3"><text:a xlink:href="#_Toc132599208" office:target-frame-name="_top" xlink:show="replace"><text:span text:style-name="T105">3.6.2</text:span><text:span text:style-name="T106"><text:tab/></text:span><text:span text:style-name="T107">StoreSwap | Serveur Personnel</text:span><text:tab/>52</text:a></text:p>
          <text:p text:style-name="P108"><text:a xlink:href="#_Toc132599209" office:target-frame-name="_top" xlink:show="replace"><text:span text:style-name="T109">4</text:span><text:span text:style-name="T110"><text:tab/></text:span><text:span text:style-name="T111">Conclusion</text:span><text:tab/>53</text:a></text:p>
          <text:p text:style-name="P112"><text:a xlink:href="#_Toc132599210" office:target-frame-name="_top" xlink:show="replace"><text:span text:style-name="T113">5</text:span><text:span text:style-name="T114"><text:tab/></text:span><text:span text:style-name="T115">Glossaire</text:span><text:tab/>54</text:a></text:p>
        </text:index-body>
      </text:table-of-content>
      <text:p text:style-name="Normal"/>
      <text:h text:style-name="P116" text:outline-level="1"/>
      <text:h text:style-name="Titre1" text:outline-level="1"><text:bookmark-start text:name="_Toc132599143"/>Présentation des applications<text:bookmark-end text:name="_Toc132599143"/></text:h>
      <text:p text:style-name="Normal"/>
      <text:h text:style-name="Titre2" text:outline-level="2"><text:bookmark-start text:name="_Toc132599144"/>IAPM (Interface Applicatif de Produits Marchands)<text:bookmark-end text:name="_Toc132599144"/></text:h>
      <text:p text:style-name="Normal"/>
      <text:p text:style-name="Normal"><text:span text:style-name="T117">Origine</text:span></text:p>
      <text:p text:style-name="Normal">J’ai<text:s/>créé<text:s/>cette application pour un projet personnel il y a 2 ans. Je l’ai peaufinée au fil du temps pour y intégrer de nouvelles fonctionnalités, améliorer le design, tout en acquérant de nouvelles compétences.</text:p>
      <text:p text:style-name="Normal"/>
      <text:p text:style-name="P118">Objectif/But</text:p>
      <text:p text:style-name="Normal">L’objectif principal de cette application est la gestion de clients, produits et commandes. Mais cela ne s’arrête pas là, elle gère également la base de<text:s/>données commune<text:s/>au site web marchand associé.</text:p>
      <text:p text:style-name="Normal">Le but final est de se passer totalement d’un éditeur de base de<text:s/>données traditionnel<text:s/>pour l’insertion de tuples dans la base de<text:s/>données. Ainsi, nous pourrons gérer la base de<text:s/>données<text:s/>du site web marchand, avec l’application desktop IAPM.</text:p>
      <text:p text:style-name="Normal"/>
      <text:p text:style-name="P119">Principe</text:p>
      <text:p text:style-name="Normal">IAPM est une application desktop, elle est développée avec le langage objet VB.net. Elle consiste à manipuler une base de<text:s/>données<text:s/>qui est commune à un site web marchand.</text:p>
      <text:p text:style-name="Normal">Dans l’application IAPM, on peut :</text:p>
      <text:p text:style-name="Normal">- Ajouter, supprimer ou modifier des clients/utilisateurs</text:p>
      <text:p text:style-name="Normal">- Ajouter, supprimer ou modifier des produits</text:p>
      <text:p text:style-name="Normal">- Créer, supprimer ou modifier des commandes de clients/utilisateurs.</text:p>
      <text:p text:style-name="Normal">- Consulter les tables client, produits</text:p>
      <text:p text:style-name="Normal">- Performance de l’application avec des requêtes côté serveur (procédures stockées, triggers)</text:p>
      <text:p text:style-name="Normal">Coté design, l’application est modélisée en Wi<text:span text:style-name="T120">n</text:span>dowsForm, avec l’éditeur Visual Studio Code 2019 (puis passé à la version 2022 pour y intégrer le style Windows 11).</text:p>
      <text:p text:style-name="Normal">Coté base de<text:s/>données, j’utilise une base SQL qui tourne sur un serveur local WAMP, l’édition de la base de<text:s/>données<text:s/>s’effectue sur le logiciel HeidiSQL.</text:p>
      <text:h text:style-name="P121" text:outline-level="2"><text:bookmark-start text:name="_Toc132599145"/>StoreSwap<text:bookmark-end text:name="_Toc132599145"/></text:h>
      <text:p text:style-name="P122"/>
      <text:p text:style-name="P123"><text:bookmark-start text:name="_Hlk131891480"/>Origine</text:p>
      <text:p text:style-name="Normal"/>
      <text:p text:style-name="P124">Objectif/But</text:p>
      <text:p text:style-name="Normal"/>
      <text:p text:style-name="P125">Principe</text:p>
      <text:p text:style-name="Normal"><text:bookmark-end text:name="_Hlk131891480"/></text:p>
      <text:h text:style-name="P126" text:outline-level="2"><text:bookmark-start text:name="_Toc132599146"/>TentationVoyage<text:bookmark-end text:name="_Toc132599146"/></text:h>
      <text:p text:style-name="P127"/>
      <text:p text:style-name="P128">Origine</text:p>
      <text:p text:style-name="Normal"/>
      <text:p text:style-name="P129">Objectif/But</text:p>
      <text:p text:style-name="Normal"/>
      <text:p text:style-name="P130">Principe</text:p>
      <text:p text:style-name="P131"/>
      <text:h text:style-name="Titre2" text:outline-level="2"><text:bookmark-start text:name="_Toc132599147"/>MSPR A’rosa-je<text:bookmark-end text:name="_Toc132599147"/></text:h>
      <text:p text:style-name="P132"/>
      <text:p text:style-name="P133">Origine</text:p>
      <text:p text:style-name="Normal"/>
      <text:p text:style-name="P134">Objectif/But</text:p>
      <text:p text:style-name="Normal"/>
      <text:p text:style-name="P135">Principe</text:p>
      <text:p text:style-name="P136"/>
      <text:h text:style-name="Titre2" text:outline-level="2"><text:bookmark-start text:name="_Toc132599148"/>PriSearch<text:bookmark-end text:name="_Toc132599148"/></text:h>
      <text:p text:style-name="Normal"/>
      <text:p text:style-name="P137">Origine</text:p>
      <text:p text:style-name="Normal"/>
      <text:p text:style-name="P138">Objectif/But</text:p>
      <text:p text:style-name="Normal"/>
      <text:p text:style-name="P139">Principe</text:p>
      <text:p text:style-name="Normal"/>
      <text:p text:style-name="P140"/>
      <text:h text:style-name="Titre2" text:outline-level="2"><text:bookmark-start text:name="_Toc132599149"/>AirSens<text:bookmark-end text:name="_Toc132599149"/></text:h>
      <text:p text:style-name="Normal"/>
      <text:p text:style-name="P141">Origine</text:p>
      <text:p text:style-name="Normal"/>
      <text:p text:style-name="P142">Objectif/But</text:p>
      <text:p text:style-name="Normal"/>
      <text:p text:style-name="P143">Principe</text:p>
      <text:p text:style-name="P144"/>
      <text:h text:style-name="Titre2" text:outline-level="2"><text:bookmark-start text:name="_Toc132599150"/>VITAM<text:bookmark-end text:name="_Toc132599150"/></text:h>
      <text:p text:style-name="Normal"/>
      <text:p text:style-name="P145">Origine</text:p>
      <text:p text:style-name="Normal"/>
      <text:p text:style-name="P146">Objectif/But</text:p>
      <text:p text:style-name="Normal"/>
      <text:p text:style-name="P147">Principe</text:p>
      <text:p text:style-name="P148"/>
      <text:h text:style-name="Titre1" text:outline-level="1"><text:bookmark-start text:name="_Toc132599151"/>Introduction<text:bookmark-end text:name="_Toc132599151"/></text:h>
      <text:p text:style-name="Normal"/>
      <text:p text:style-name="Normal">Résumé en anglais :</text:p>
      <text:p text:style-name="P149"><text:tab/><text:span text:style-name="T150">I’m Lilian, in my school carreer, I did a BTS SIO, this is when i started to learn coding, and computer sciences. I was already intrrested with computer sciences since I was yong, because i loved video games, and I spend alot of time face to a screen. I think, my dad dragged me into the computer world, because he’s also <text:s/>computer scientist.</text:span></text:p>
      <text:p text:style-name="P151">Today, I’m in EPSI private school, on work-study courses. I work in a little business called Optim Solutions (who used to be Algo Solutions). It’s a little business composed by one director, and one team of four employees, including me. For the first half of the year, we was in self-training, to learn alot of things. My part was alot specialized in network infrastructure and machine deployment (What took me out of my comfort zone). I learned how to use Docker, Ansible, Kubernetes and <text:s/>alot of linux.</text:p>
      <text:p text:style-name="P152"><text:span text:style-name="T153">Now, I’m on a mission to deploy a service called Vitam.<text:s/></text:span>It’s a<text:s/></text:p>
      <text:h text:style-name="P154" text:outline-level="1"><text:bookmark-start text:name="_Toc132599152"/>1<text:s/><text:tab/>Concevoir et développer des composants d'interface utilisateur en intégrant les recommandations de sécurité<text:bookmark-end text:name="_Toc132599152"/></text:h>
      <text:p text:style-name="Normal"/>
      <text:list text:style-name="LFO1" text:continue-numbering="true">
        <text:list-item>
          <text:list>
            <text:list-item>
              <text:p text:style-name="P155"><text:bookmark-start text:name="_Toc132599153"/>Maquetter une application<text:bookmark-end text:name="_Toc132599153"/></text:p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list>
                <text:list-item>
                  <text:p text:style-name="P156"><text:bookmark-start text:name="_Toc132599154"/>IAPM (Interface Applicatif de Produits Marchands) | Figma<text:bookmark-end text:name="_Toc132599154"/></text:p>
                </text:list-item>
              </text:list>
            </text:list-item>
          </text:list>
        </text:list-item>
      </text:list>
      <text:p text:style-name="Normal"/>
      <text:p text:style-name="P157"/>
      <text:list text:style-name="LFO1" text:continue-numbering="true">
        <text:list-item>
          <text:list>
            <text:list-item>
              <text:list>
                <text:list-item>
                  <text:p text:style-name="P158"><text:bookmark-start text:name="_Toc132599155"/>AirSens | Figma<text:bookmark-end text:name="_Toc132599155"/></text:p>
                </text:list-item>
              </text:list>
            </text:list-item>
          </text:list>
        </text:list-item>
      </text:list>
      <text:p text:style-name="P159"/>
      <text:p text:style-name="Normal"/>
      <text:list text:style-name="LFO1" text:continue-numbering="true">
        <text:list-item>
          <text:list>
            <text:list-item>
              <text:p text:style-name="P160"><text:bookmark-start text:name="_Toc132599156"/>Développer une interface utilisateur de type desktop<text:bookmark-end text:name="_Toc132599156"/></text:p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list>
                <text:list-item>
                  <text:p text:style-name="P161"><text:bookmark-start text:name="_Toc132599157"/>IAPM | VB.NET<text:bookmark-end text:name="_Toc132599157"/></text:p>
                </text:list-item>
              </text:list>
            </text:list-item>
          </text:list>
        </text:list-item>
      </text:list>
      <text:p text:style-name="P162"/>
      <text:h text:style-name="P163" text:outline-level="3"><text:bookmark-start text:name="_Toc132599158"/>1.2.2<text:tab/>Prisearch | Python<text:bookmark-end text:name="_Toc132599158"/></text:h>
      <text:p text:style-name="P164"/>
      <text:list text:style-name="LFO1" text:continue-numbering="true">
        <text:list-item>
          <text:list>
            <text:list-item>
              <text:p text:style-name="P165"><text:bookmark-start text:name="_Toc132599159"/>Développer des composants d’accès aux données<text:bookmark-end text:name="_Toc132599159"/></text:p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list>
                <text:list-item>
                  <text:p text:style-name="P166"><text:bookmark-start text:name="_Toc132599160"/>IAPM | Vb.NET<text:bookmark-end text:name="_Toc132599160"/></text:p>
                </text:list-item>
              </text:list>
            </text:list-item>
          </text:list>
        </text:list-item>
      </text:list>
      <text:p text:style-name="P167"/>
      <text:list text:style-name="LFO1" text:continue-numbering="true">
        <text:list-item>
          <text:list>
            <text:list-item>
              <text:list>
                <text:list-item>
                  <text:p text:style-name="P168"><text:bookmark-start text:name="_Toc132599161"/>StoreSwap | Php, Html/CSS<text:bookmark-end text:name="_Toc132599161"/></text:p>
                </text:list-item>
              </text:list>
            </text:list-item>
          </text:list>
        </text:list-item>
      </text:list>
      <text:p text:style-name="P169"/>
      <text:h text:style-name="Titre3" text:outline-level="3"><text:bookmark-start text:name="_Toc132599162"/>1.3.3<text:tab/>TentationVoyage | Php, Html/CSS<text:bookmark-end text:name="_Toc132599162"/></text:h>
      <text:p text:style-name="P170"/>
      <text:list text:style-name="LFO1" text:continue-numbering="true">
        <text:list-item>
          <text:list>
            <text:list-item>
              <text:p text:style-name="P171"><text:bookmark-start text:name="_Toc132599163"/>Développer la partie front-end d’une interface utilisateur web<text:bookmark-end text:name="_Toc132599163"/></text:p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list>
                <text:list-item>
                  <text:p text:style-name="P172"><text:bookmark-start text:name="_Toc132599164"/>StoreSwap<text:s/><text:span text:style-name="T173">|</text:span><text:s/>Php, Html/CSS<text:bookmark-end text:name="_Toc132599164"/></text:p>
                </text:list-item>
              </text:list>
            </text:list-item>
          </text:list>
        </text:list-item>
      </text:list>
      <text:p text:style-name="P174"/>
      <text:list text:style-name="LFO1" text:continue-numbering="true">
        <text:list-item>
          <text:list>
            <text:list-item>
              <text:list>
                <text:list-item>
                  <text:p text:style-name="P175"><text:bookmark-start text:name="_Toc132599165"/>MSPR A’rosa-je<text:s/><text:span text:style-name="T176">|</text:span><text:s/>Angular Framework<text:bookmark-end text:name="_Toc132599165"/></text:p>
                </text:list-item>
              </text:list>
            </text:list-item>
          </text:list>
        </text:list-item>
      </text:list>
      <text:p text:style-name="P177"/>
      <text:h text:style-name="Titre3" text:outline-level="3"><text:bookmark-start text:name="_Toc132599166"/>1.4.3<text:tab/>TentationVoyage<text:s/><text:span text:style-name="T178">|</text:span><text:s/>Php, Html/CSS<text:bookmark-end text:name="_Toc132599166"/></text:h>
      <text:p text:style-name="P179"/>
      <text:list text:style-name="LFO1" text:continue-numbering="true">
        <text:list-item>
          <text:list>
            <text:list-item>
              <text:p text:style-name="P180"><text:bookmark-start text:name="_Toc132599167"/>Développer la partie back-end d’une interface utilisateur web<text:bookmark-end text:name="_Toc132599167"/></text:p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list>
                <text:list-item>
                  <text:p text:style-name="P181"><text:bookmark-start text:name="_Toc132599168"/>IAPM | Vb.NET<text:bookmark-end text:name="_Toc132599168"/></text:p>
                </text:list-item>
              </text:list>
            </text:list-item>
          </text:list>
        </text:list-item>
      </text:list>
      <text:p text:style-name="P182"/>
      <text:list text:style-name="LFO1" text:continue-numbering="true">
        <text:list-item>
          <text:list>
            <text:list-item>
              <text:list>
                <text:list-item>
                  <text:p text:style-name="P183"><text:bookmark-start text:name="_Toc132599169"/>MSPR A’rosa-je | TypeORM API<text:bookmark-end text:name="_Toc132599169"/></text:p>
                </text:list-item>
              </text:list>
            </text:list-item>
          </text:list>
        </text:list-item>
      </text:list>
      <text:p text:style-name="P184"/>
      <text:h text:style-name="Titre3" text:outline-level="3"><text:bookmark-start text:name="_Toc132599170"/>1.5.3<text:tab/>Prisearch | Python<text:bookmark-end text:name="_Toc132599170"/></text:h>
      <text:p text:style-name="P185"/>
      <text:h text:style-name="Titre1" text:outline-level="1"><text:bookmark-start text:name="_Toc132599171"/>2<text:tab/>Concevoir et développer la persistance des données en intégrant les recommandations de sécurité<text:bookmark-end text:name="_Toc132599171"/></text:h>
      <text:p text:style-name="Normal"/>
      <text:h text:style-name="Titre2" text:outline-level="2"><text:bookmark-start text:name="_Toc132599172"/>2.1<text:tab/>Concevoir une base de données<text:bookmark-end text:name="_Toc132599172"/></text:h>
      <text:p text:style-name="Normal"/>
      <text:h text:style-name="Titre3" text:outline-level="3"><text:bookmark-start text:name="_Toc132599173"/>2.1.1<text:tab/>IAPM/StoreSwap | Looping MCD<text:bookmark-end text:name="_Toc132599173"/></text:h>
      <text:p text:style-name="P186"/>
      <text:h text:style-name="Titre3" text:outline-level="3"><text:bookmark-start text:name="_Toc132599174"/>2.1.2<text:tab/>TentationVoyage | Looping MCD<text:bookmark-end text:name="_Toc132599174"/></text:h>
      <text:p text:style-name="P187"/>
      <text:h text:style-name="Titre3" text:outline-level="3"><text:bookmark-start text:name="_Toc132599175"/>2.1.3<text:tab/>MSPR A’rosa-je | Looping MCD<text:bookmark-end text:name="_Toc132599175"/></text:h>
      <text:p text:style-name="P188"/>
      <text:h text:style-name="Titre2" text:outline-level="2"><text:bookmark-start text:name="_Toc132599176"/>2.2<text:tab/>Mettre en place une base de données<text:bookmark-end text:name="_Toc132599176"/></text:h>
      <text:p text:style-name="Normal"/>
      <text:h text:style-name="Titre3" text:outline-level="3"><text:bookmark-start text:name="_Toc132599177"/>2.2.1<text:tab/>IAPM/StoreSwap | Wamp<text:bookmark-end text:name="_Toc132599177"/></text:h>
      <text:p text:style-name="P189"/>
      <text:h text:style-name="Titre3" text:outline-level="3"><text:bookmark-start text:name="_Toc132599178"/>2.2.2<text:tab/>TentationVoyage | Docker<text:bookmark-end text:name="_Toc132599178"/></text:h>
      <text:p text:style-name="P190"/>
      <text:h text:style-name="Titre3" text:outline-level="3"><text:bookmark-start text:name="_Toc132599179"/>2.2.3<text:tab/>MSPR A’rosa-je | Docker<text:bookmark-end text:name="_Toc132599179"/></text:h>
      <text:p text:style-name="P191"/>
      <text:h text:style-name="Titre2" text:outline-level="2"><text:bookmark-start text:name="_Toc132599180"/>2.3<text:tab/>Développer des composants dans le langage d’une base de données<text:bookmark-end text:name="_Toc132599180"/></text:h>
      <text:p text:style-name="Normal"/>
      <text:h text:style-name="Titre3" text:outline-level="3"><text:bookmark-start text:name="_Toc132599181"/>2.3.1<text:tab/>IAPM/StoreSwap | MySQL<text:bookmark-end text:name="_Toc132599181"/></text:h>
      <text:p text:style-name="P192"/>
      <text:h text:style-name="Titre3" text:outline-level="3"><text:bookmark-start text:name="_Toc132599182"/>2.3.2<text:tab/>TentationVoyage | MySQL<text:bookmark-end text:name="_Toc132599182"/></text:h>
      <text:p text:style-name="P193"/>
      <text:h text:style-name="Titre3" text:outline-level="3"><text:bookmark-start text:name="_Toc132599183"/>2.2.3<text:tab/>MSPR A’rosa-je | TypeORM<text:bookmark-end text:name="_Toc132599183"/></text:h>
      <text:p text:style-name="P194"/>
      <text:h text:style-name="Titre1" text:outline-level="1"><text:bookmark-start text:name="_Toc132599184"/>3<text:tab/>Concevoir et développer une application multicouche répartie en intégrant les recommandations de sécurité<text:bookmark-end text:name="_Toc132599184"/></text:h>
      <text:p text:style-name="Normal"/>
      <text:h text:style-name="Titre2" text:outline-level="2"><text:bookmark-start text:name="_Toc132599185"/>3.1<text:tab/>Collaborer à la gestion d’un projet informatique et à l’organisation de l’environnement de développement<text:bookmark-end text:name="_Toc132599185"/></text:h>
      <text:p text:style-name="Normal"/>
      <text:h text:style-name="Titre3" text:outline-level="3"><text:bookmark-start text:name="_Toc132599186"/>3.1.1<text:tab/>TentationVoyage | Réunions Discord<text:bookmark-end text:name="_Toc132599186"/></text:h>
      <text:p text:style-name="P195"/>
      <text:h text:style-name="Titre3" text:outline-level="3"><text:bookmark-start text:name="_Toc132599187"/>3.1.2<text:tab/>VITAM | GitLab Wiki/Réunions<text:bookmark-end text:name="_Toc132599187"/></text:h>
      <text:p text:style-name="P196"/>
      <text:h text:style-name="Titre3" text:outline-level="3"><text:bookmark-start text:name="_Toc132599188"/>3.1.3<text:tab/>MSPR A’rosa-je | Réunions Présentiels<text:bookmark-end text:name="_Toc132599188"/></text:h>
      <text:p text:style-name="P197"/>
      <text:h text:style-name="Titre2" text:outline-level="2"><text:bookmark-start text:name="_Toc132599189"/>3.2<text:tab/>Concevoir une application<text:bookmark-end text:name="_Toc132599189"/></text:h>
      <text:p text:style-name="Normal"/>
      <text:h text:style-name="Titre3" text:outline-level="3"><text:bookmark-start text:name="_Toc132599190"/>3.2.1<text:tab/>TentationVoyage | Cahier des charges du patron<text:bookmark-end text:name="_Toc132599190"/></text:h>
      <text:p text:style-name="P198"/>
      <text:h text:style-name="Titre3" text:outline-level="3"><text:bookmark-start text:name="_Toc132599191"/>3.2.2<text:tab/>VITAM | Tickets/Tâches<text:bookmark-end text:name="_Toc132599191"/></text:h>
      <text:p text:style-name="P199"/>
      <text:h text:style-name="Titre3" text:outline-level="3"><text:bookmark-start text:name="_Toc132599192"/>3.2.3<text:tab/>MSPR A’rosa-je | GitLab<text:bookmark-end text:name="_Toc132599192"/></text:h>
      <text:p text:style-name="P200"/>
      <text:h text:style-name="Titre2" text:outline-level="2"><text:bookmark-start text:name="_Toc132599193"/>3.2<text:tab/>Développer des composants métier<text:bookmark-end text:name="_Toc132599193"/></text:h>
      <text:p text:style-name="Normal"/>
      <text:h text:style-name="Titre3" text:outline-level="3"><text:bookmark-start text:name="_Toc132599194"/>3.2.1<text:tab/>TentationVoyage | PHP<text:bookmark-end text:name="_Toc132599194"/></text:h>
      <text:p text:style-name="P201"/>
      <text:h text:style-name="Titre3" text:outline-level="3"><text:bookmark-start text:name="_Toc132599195"/>3.2.2<text:tab/>IAPM | Vb.NET<text:bookmark-end text:name="_Toc132599195"/></text:h>
      <text:h text:style-name="P202" text:outline-level="3"><text:bookmark-start text:name="_Toc132599196"/>3.2.3<text:tab/>MSPR A’rosa-je | Angular Framework<text:bookmark-end text:name="_Toc132599196"/></text:h>
      <text:p text:style-name="P203"/>
      <text:h text:style-name="Titre2" text:outline-level="2"><text:bookmark-start text:name="_Toc132599197"/>3.3<text:tab/>Construire une application organisée en couches<text:bookmark-end text:name="_Toc132599197"/></text:h>
      <text:p text:style-name="Normal"/>
      <text:h text:style-name="Titre3" text:outline-level="3"><text:bookmark-start text:name="_Toc132599198"/>3.3.1<text:tab/>TentationVoyage | MVC<text:bookmark-end text:name="_Toc132599198"/></text:h>
      <text:p text:style-name="P204"/>
      <text:h text:style-name="Titre3" text:outline-level="3"><text:bookmark-start text:name="_Toc132599199"/>3.3.2<text:tab/>StoreSwap | MVC<text:bookmark-end text:name="_Toc132599199"/></text:h>
      <text:p text:style-name="P205"/>
      <text:h text:style-name="Titre3" text:outline-level="3"><text:bookmark-start text:name="_Toc132599200"/>3.3.3<text:tab/>MSPR A’rosa-je | MVC/MVVM<text:bookmark-end text:name="_Toc132599200"/></text:h>
      <text:p text:style-name="P206"/>
      <text:h text:style-name="Titre2" text:outline-level="2"><text:bookmark-start text:name="_Toc132599201"/>3.4<text:tab/>Développer une application mobile<text:bookmark-end text:name="_Toc132599201"/></text:h>
      <text:p text:style-name="Normal"/>
      <text:h text:style-name="Titre3" text:outline-level="3"><text:bookmark-start text:name="_Toc132599202"/>3.4.1<text:tab/>MSPR A’rosa-je | Flutter<text:bookmark-end text:name="_Toc132599202"/></text:h>
      <text:p text:style-name="P207"/>
      <text:h text:style-name="Titre2" text:outline-level="2"><text:bookmark-start text:name="_Toc132599203"/>3.5<text:tab/>Préparer et exécuter les plans de tests d’une application<text:bookmark-end text:name="_Toc132599203"/></text:h>
      <text:p text:style-name="Normal"/>
      <text:h text:style-name="Titre3" text:outline-level="3"><text:bookmark-start text:name="_Toc132599204"/>3.5.1<text:tab/>PriSearch |<text:bookmark-end text:name="_Toc132599204"/><text:s/></text:h>
      <text:p text:style-name="P208"/>
      <text:h text:style-name="Titre2" text:outline-level="2"><text:bookmark-start text:name="_Toc132599205"/>3.6<text:tab/>Préparer et exécuter le déploiement d’une application<text:bookmark-end text:name="_Toc132599205"/></text:h>
      <text:p text:style-name="Normal"/>
      <text:h text:style-name="Titre3" text:outline-level="3"><text:bookmark-start text:name="_Toc132599206"/>3.6.1<text:tab/>TentationVoyage | Serveur OVH<text:bookmark-end text:name="_Toc132599206"/></text:h>
      <text:p text:style-name="P209"/>
      <text:h text:style-name="Titre3" text:outline-level="3"><text:bookmark-start text:name="_Toc132599207"/>3.6.2<text:tab/>MSPR A’rosa-je | Serveur Local<text:bookmark-end text:name="_Toc132599207"/></text:h>
      <text:p text:style-name="P210"/>
      <text:h text:style-name="P211" text:outline-level="3"><text:bookmark-start text:name="_Toc132599208"/>3.6.2<text:tab/>StoreSwap | Serveur Personnel<text:bookmark-end text:name="_Toc132599208"/></text:h>
      <text:p text:style-name="P212"/>
      <text:h text:style-name="P213" text:outline-level="1"><text:bookmark-start text:name="_Toc132599209"/>4<text:tab/>Conclusion<text:bookmark-end text:name="_Toc132599209"/></text:h>
      <text:p text:style-name="P214"/>
      <text:h text:style-name="P215" text:outline-level="1"><text:bookmark-start text:name="_Toc132599210"/>5<text:tab/>Glossaire<text:bookmark-end text:name="_Toc132599210"/></text:h>
      <text:p text:style-name="P216"/>
      <text:p text:style-name="P217">IAPM : Interface Applicatif de Produits Marchands</text:p>
      <text:p text:style-name="P218">MVC : Model-View-Controller</text:p>
      <text:p text:style-name="P219">MVVM : Model-View-ViewModel</text:p>
      <text:p text:style-name="P220"/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DengXian Light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DengXian Light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DengXian Light" style:font-name-complex="Times New Roman" fo:color="#1F3864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DengXian Light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style:letter-kerning="true" fo:font-size="11pt" style:font-size-asian="11pt" style:font-size-complex="11pt" style:language-asian="en" style:country-asian="US" fo:hyphenate="false"/>
    </style:style>
    <style:style style:name="Policepardéfaut" style:display-name="Police par défaut" style:family="text"/>
    <style:style style:name="Numérodeligne" style:display-name="Numéro de ligne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Appeldenotedefin" style:display-name="Appel de note de fin" style:family="text" style:parent-style-name="Policepardéfaut">
      <style:text-properties style:text-position="super 65%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M3" style:display-name="TM 3" style:family="paragraph" style:parent-style-name="Normal" style:next-style-name="Normal">
      <style:paragraph-properties fo:margin-bottom="0.0694in" fo:margin-left="0.3055in"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  <style:text-properties style:font-name-asian="DengXian" style:font-name-complex="Times New Roman" style:letter-kerning="false" style:language-asian="fr" style:country-asian="FR"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M2" style:display-name="TM 2" style:family="paragraph" style:parent-style-name="Normal" style:next-style-name="Normal">
      <style:paragraph-properties fo:margin-bottom="0.0694in" fo:margin-left="0.1527in">
        <style:tab-stops/>
      </style:paragraph-properties>
      <style:text-properties style:font-name-asian="DengXian" style:font-name-complex="Times New Roman" style:letter-kerning="false" style:language-asian="fr" style:country-asian="FR"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M1" style:display-name="TM 1" style:family="paragraph" style:parent-style-name="Normal" style:next-style-name="Normal">
      <style:paragraph-properties fo:margin-bottom="0.0694in"/>
      <style:text-properties style:font-name-asian="DengXian" style:font-name-complex="Times New Roman" style:letter-kerning="false" style:language-asian="fr" style:country-asian="FR" fo:hyphenate="false"/>
    </style:style>
    <style:style style:name="Titre1Car" style:display-name="Titre 1 Car" style:family="text" style:parent-style-name="Policepardéfaut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En-têtedetabledesmatières1" style:display-name="En-tête de table des matières1" style:family="paragraph" style:parent-style-name="Titre1" style:next-style-name="Normal">
      <style:text-properties style:letter-kerning="false" style:language-asian="fr" style:country-asian="FR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TitreCar" style:display-name="Titre Car" style:family="text" style:parent-style-name="Policepardéfaut"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DengXian Light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DengXian Light" style:font-name-complex="Times New Roman" fo:color="#1F3864" fo:font-size="12pt" style:font-size-asian="12pt" style:font-size-complex="12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4Car" style:display-name="Titre 4 Car" style:family="text" style:parent-style-name="Policepardéfaut">
      <style:text-properties style:font-name="Calibri Light" style:font-name-asian="DengXian Light" style:font-name-complex="Times New Roman" fo:font-style="italic" style:font-style-asian="italic" style:font-style-complex="italic" fo:color="#2F5496"/>
    </style:style>
    <style:style style:name="Sansinterligne" style:display-name="Sans interligne" style:family="paragraph">
      <style:paragraph-properties fo:margin-bottom="0in" fo:line-height="100%"/>
      <style:text-properties style:letter-kerning="true" fo:font-size="11pt" style:font-size-asian="11pt" style:font-size-complex="11pt" style:language-asian="en" style:country-asian="US"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YRAC Lilian</meta:initial-creator>
    <dc:creator>LAYRAC Lilian</dc:creator>
    <meta:creation-date>2023-04-19T09:45:00Z</meta:creation-date>
    <dc:date>2023-04-19T09:45:00Z</dc:date>
    <meta:template xlink:href="Normal.dotm" xlink:type="simple"/>
    <meta:editing-cycles>13</meta:editing-cycles>
    <meta:editing-duration>PT0S</meta:editing-duration>
    <meta:user-defined meta:name="KSOProductBuildVer">1036-11.1.0.9505</meta:user-defined>
    <meta:document-statistic meta:page-count="1" meta:paragraph-count="24" meta:word-count="1919" meta:character-count="12453" meta:row-count="87" meta:non-whitespace-character-count="10558"/>
  </office:meta>
</office:document-meta>
</file>